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02bcb" officeooo:paragraph-rsid="00202bcb" style:font-weight-asian="bold" style:font-weight-complex="bold"/>
    </style:style>
    <style:style style:name="P2" style:family="paragraph" style:parent-style-name="Standard">
      <style:text-properties officeooo:rsid="001407c0" officeooo:paragraph-rsid="001407c0"/>
    </style:style>
    <style:style style:name="P3" style:family="paragraph" style:parent-style-name="Standard">
      <style:text-properties officeooo:rsid="001407c0" officeooo:paragraph-rsid="001407c0"/>
    </style:style>
    <style:style style:name="P4" style:family="paragraph" style:parent-style-name="Standard">
      <style:text-properties fo:font-weight="bold" officeooo:rsid="00215b02" officeooo:paragraph-rsid="00215b02" style:font-weight-asian="bold" style:font-weight-complex="bold"/>
    </style:style>
    <style:style style:name="P5" style:family="paragraph" style:parent-style-name="Standard">
      <style:text-properties fo:font-weight="normal" officeooo:rsid="00215b02" officeooo:paragraph-rsid="00215b02" style:font-weight-asian="normal" style:font-weight-complex="normal"/>
    </style:style>
    <style:style style:name="P6" style:family="paragraph" style:parent-style-name="Standard">
      <style:text-properties officeooo:paragraph-rsid="00215b02"/>
    </style:style>
    <style:style style:name="T1" style:family="text">
      <style:text-properties fo:font-weight="normal" officeooo:rsid="00215b02" style:font-weight-asian="normal" style:font-weight-complex="normal"/>
    </style:style>
    <style:style style:name="T2" style:family="text">
      <style:text-properties officeooo:rsid="00215b02"/>
    </style:style>
    <style:style style:name="T3" style:family="text">
      <style:text-properties style:text-position="super 58%"/>
    </style:style>
    <style:style style:name="T4" style:family="text">
      <style:text-properties style:text-position="super 58%" fo:font-weight="normal" officeooo:rsid="00215b02" style:font-weight-asian="normal" style:font-weight-complex="normal"/>
    </style:style>
    <style:style style:name="T5" style:family="text">
      <style:text-properties style:text-position="0% 100%"/>
    </style:style>
    <style:style style:name="T6" style:family="text">
      <style:text-properties fo:font-style="normal" fo:font-weight="normal" officeooo:rsid="00215b02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<text:span text:style-name="T2">2</text:span>L<text:span text:style-name="T2">4</text:span> German</text:p>
      <text:p text:style-name="P2"/>
      <text:p text:style-name="P4">Expressing Dates / Exceptions</text:p>
      <text:p text:style-name="P4"/>
      <text:p text:style-name="P5"><text:tab/>dates 1-19: der + # + te + [month]</text:p>
      <text:p text:style-name="P5"><text:tab/>dates 20+: der + # + ste + [month]</text:p>
      <text:p text:style-name="P5"/>
      <text:p text:style-name="P5"><text:tab/>Exceptions:</text:p>
      <text:p text:style-name="P5"><text:tab/><text:tab/>1<text:span text:style-name="T3">st</text:span>: der erste</text:p>
      <text:p text:style-name="P5"><text:tab/><text:tab/>3<text:span text:style-name="T3">rd</text:span>: der dritte</text:p>
      <text:p text:style-name="P5"><text:tab/><text:tab/>7<text:span text:style-name="T3">th</text:span>: der siebte</text:p>
      <text:p text:style-name="P5"/>
      <text:p text:style-name="P5"><text:tab/>Examples:</text:p>
      <text:p text:style-name="P5"><text:tab/><text:tab/>January 10<text:span text:style-name="T3">th</text:span>:<text:tab/><text:tab/><text:tab/>Es ist der zehnte Januar.</text:p>
      <text:p text:style-name="P5"><text:tab/><text:tab/>October 2<text:span text:style-name="T3">nd</text:span>:<text:tab/><text:tab/><text:tab/>Es ist der zweite Oktober.</text:p>
      <text:p text:style-name="P6"><text:span text:style-name="T1"><text:tab/><text:tab/>March 21</text:span><text:span text:style-name="T4">st</text:span><text:span text:style-name="T1">:<text:tab/><text:tab/><text:tab/>Es ist der einundzwanzigste M</text:span>ä<text:span text:style-name="T1">rz.</text:span></text:p>
      <text:p text:style-name="P6"><text:span text:style-name="T1"><text:tab/><text:tab/>November 13</text:span><text:span text:style-name="T4">th</text:span><text:span text:style-name="T1">:<text:tab/><text:tab/>Es ist der dreizehnte November.</text:span></text:p>
      <text:p text:style-name="P6"><text:span text:style-name="T1"/></text:p>
      <text:p text:style-name="P6"><text:span text:style-name="T1"><text:tab/><text:tab/>It's April thirtieth:<text:tab/><text:tab/>Es ist der dreißigste April.</text:span></text:p>
      <text:p text:style-name="P6"><text:span text:style-name="T1"><text:tab/><text:tab/>It's May tenth:<text:tab/><text:tab/><text:tab/>Es ist der zehnte Mai.</text:span></text:p>
      <text:p text:style-name="P6"><text:span text:style-name="T1"><text:tab/><text:tab/>It's June sixteenth:<text:tab/><text:tab/>Es ist der sechzehnte Juni.</text:span></text:p>
      <text:p text:style-name="P6"><text:span text:style-name="T1"><text:tab/><text:tab/>It's December twenty-fifth:<text:tab/>Es ist der f</text:span><text:span text:style-name="Emphasis"><text:span text:style-name="T6">ü</text:span></text:span><text:span text:style-name="T1">nfundzwanzigste Dezember.</text:span></text:p>
      <text:p text:style-name="P4"/>
      <text:p text:style-name="P4">.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3-21T16:03:09.755449750</dc:date>
    <meta:editing-duration>PT1H8M31S</meta:editing-duration>
    <meta:editing-cycles>12</meta:editing-cycles>
    <meta:generator>LibreOffice/4.4.7.2$Linux_X86_64 LibreOffice_project/40$Build-2</meta:generator>
    <meta:document-statistic meta:table-count="0" meta:image-count="0" meta:object-count="0" meta:page-count="1" meta:paragraph-count="18" meta:word-count="96" meta:character-count="582" meta:non-whitespace-character-count="467"/>
  </office:meta>
</office:document-meta>
</file>